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ueFilterTest_field_int.test_valuefil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ValueFilterTest_field_int.process( Object source ,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